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6.477cm"/>
    </style:style>
    <style:style style:name="P1" style:family="paragraph">
      <style:text-properties fo:font-size="26pt" fo:text-shadow="1pt 1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" style:family="text">
      <style:text-properties fo:font-size="26pt" fo:text-shadow="1pt 1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192cm" svg:height="6.727cm" svg:x="5.318cm" svg:y="4.429cm">
          <draw:text-box>
            <text:p text:style-name="P1"><text:span text:style-name="T1">Example text 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lan Barta</meta:initial-creator>
    <meta:creation-date>2014-06-18T13:16:06.136998210</meta:creation-date>
    <dc:date>2014-06-18T13:16:42.455257616</dc:date>
    <dc:creator>Milan Barta</dc:creator>
    <meta:editing-duration>P0D</meta:editing-duration>
    <meta:editing-cycles>1</meta:editing-cycles>
    <meta:document-statistic meta:object-count="1"/>
    <meta:generator>LibreOffice/4.1.4.2$Linux_X86_64 LibreOffice_project/410$Build-2</meta:generator>
  </office:meta>
</office:document-meta>
</file>